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EES_pos = 2.66 with CI = [2.98, 3.02]</text:p>
      <text:p text:style-name="Standard">ANEES_vel = 2.03 with CI = [2.98, 3.02]</text:p>
      <text:p text:style-name="Standard">ANEES_att = 1.55 with CI = [2.98, 3.02]</text:p>
      <text:p text:style-name="Standard">ANEES_accbias = 1.99 with CI = [2.98, 3.02]</text:p>
      <text:p text:style-name="Standard">ANEES_gyrobias = 0.98 with CI = [2.98, 3.02]</text:p>
      <text:p text:style-name="Standard">ANEES = 30.11 with CI = [14.96, 15.04]</text:p>
      <text:p text:style-name="Standard">ANIS = 2.86 with CI = [2.84, 3.1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0:11:27.332106892</meta:creation-date>
    <dc:date>2020-10-30T10:11:51.761506153</dc:date>
    <meta:editing-duration>PT25S</meta:editing-duration>
    <meta:editing-cycles>1</meta:editing-cycles>
    <meta:document-statistic meta:table-count="0" meta:image-count="0" meta:object-count="0" meta:page-count="1" meta:paragraph-count="7" meta:word-count="56" meta:character-count="276" meta:non-whitespace-character-count="227"/>
    <meta:generator>LibreOffice/6.0.7.3$Linux_X86_64 LibreOffice_project/00m0$Build-3</meta:generator>
  </office:meta>
</office:document-meta>
</file>